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2.742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10.926cm"/>
    </style:style>
    <style:style style:name="co10" style:family="table-column">
      <style:table-column-properties fo:break-before="auto" style:column-width="12.663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8.386cm"/>
    </style:style>
    <style:style style:name="co13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inta-fa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gar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ar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allot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brow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emet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mmerc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nstruc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golf_cour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harbou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landfi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l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marin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it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quar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creation_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ailwa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sident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tai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hrubb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ports_cent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tadiu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village_gre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tra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zo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basi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salt_po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d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can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reservoi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glaci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eef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iverban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sho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tid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naturales y seminaturales de vegetación de áreas regularmente inundadas/anegadas o acuáticas</text:p>
          </table:table-cell>
          <table:table-cell office:value-type="string" calcext:value-type="string">
            <text:p>wet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arm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ore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reenhou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reenhouse_horticultu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orch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lant_nurs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vine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f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ee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heat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scru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tundr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bare_r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bea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dun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cre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hingle</text:p>
          </table:table-cell>
          <table:table-cell table:number-columns-repeated="3"/>
        </table:table-row>
        <table:table-row table:style-name="ro1" table:number-rows-repeated="33"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5"/>
        </table:table-row>
      </table:table>
      <table:table table:name="Corine LULC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6381" table:default-cell-style-name="ce9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c" table:style-name="ta1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tad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recreation_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olf_cour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ports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allotme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lay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village_gr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zo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</table:table-row>
      </table:table>
      <table:named-expressions/>
      <table:database-ranges>
        <table:database-range table:name="__Anonymous_Sheet_DB__1" table:target-range-address="'inta-fao'.A1:'inta-fao'.E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11-17T16:48:35.072206386</dc:date>
    <meta:editing-duration>P3DT17H38M20S</meta:editing-duration>
    <meta:editing-cycles>11</meta:editing-cycles>
    <meta:generator>LibreOffice/7.4.7.2$Linux_X86_64 LibreOffice_project/40$Build-2</meta:generator>
    <meta:document-statistic meta:table-count="4" meta:cell-count="1169" meta:object-count="0"/>
  </office:meta>
</office:document-meta>
</file>